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8e89" officeooo:paragraph-rsid="001e8e89"/>
    </style:style>
    <style:style style:name="P2" style:family="paragraph" style:parent-style-name="Standard">
      <style:text-properties fo:font-weight="bold" officeooo:rsid="001e8e89" officeooo:paragraph-rsid="001e8e89"/>
    </style:style>
    <style:style style:name="P3" style:family="paragraph" style:parent-style-name="Standard">
      <style:text-properties officeooo:paragraph-rsid="001e8e89"/>
    </style:style>
    <style:style style:name="P4" style:family="paragraph" style:parent-style-name="Standard">
      <style:text-properties officeooo:rsid="00247c54" officeooo:paragraph-rsid="00247c54"/>
    </style:style>
    <style:style style:name="P5" style:family="paragraph" style:parent-style-name="Standard">
      <style:text-properties officeooo:paragraph-rsid="00265da1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>
      <style:text-properties officeooo:rsid="002451e2" officeooo:paragraph-rsid="002451e2"/>
    </style:style>
    <style:style style:name="P13" style:family="paragraph" style:parent-style-name="Text_20_body">
      <style:text-properties fo:font-weight="normal" officeooo:rsid="000e5117" officeooo:paragraph-rsid="002451e2" style:font-weight-asian="normal" style:font-weight-complex="normal"/>
    </style:style>
    <style:style style:name="P14" style:family="paragraph" style:parent-style-name="Text_20_body">
      <style:text-properties officeooo:paragraph-rsid="00247c54"/>
    </style:style>
    <style:style style:name="T1" style:family="text">
      <style:text-properties fo:font-style="italic"/>
    </style:style>
    <style:style style:name="T2" style:family="text">
      <style:text-properties fo:font-weight="normal" officeooo:rsid="002ef630" style:font-weight-asian="normal" style:font-weight-complex="normal"/>
    </style:style>
    <style:style style:name="T3" style:family="text">
      <style:text-properties officeooo:rsid="002ef63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s </text:p>
      <text:p text:style-name="P1"/>
      <text:p text:style-name="P1">1. Introduction </text:p>
      <text:p text:style-name="P3"/>
      <text:list text:style-name="L1">
        <text:list-item>
          <text:p text:style-name="P6">Cichonski, P., Millar, T., Grance, T. and Scarfone, K. (2012) <text:span text:style-name="T1">Computer Security Incident Handling Guide</text:span>, NIST Special Publication 800-61 Revision 2. Gaithersburg: National Institute of Standards and Technology.</text:p>
        </text:list-item>
      </text:list>
      <text:list text:style-name="L2">
        <text:list-item>
          <text:p text:style-name="P7">Cloud Security Alliance (2021) <text:span text:style-name="T1">Top Threats to Cloud Computing: The Egregious 11</text:span>. Seattle: Cloud Security Alliance.</text:p>
        </text:list-item>
      </text:list>
      <text:list text:style-name="L3">
        <text:list-item>
          <text:p text:style-name="P8">SANS Institute (2023) <text:span text:style-name="T1">SOC Analyst Skills and Careers: A SANS Survey</text:span>. Bethesda: SANS Institute.</text:p>
        </text:list-item>
      </text:list>
      <text:list text:style-name="L4">
        <text:list-item>
          <text:p text:style-name="P9">Splunk (2020) <text:span text:style-name="T1">Boss of the SOC (BOTS) Version 3 Dataset</text:span>. Available at: <text:a xlink:type="simple" xlink:href="https://github.com/splunk/botsv3" office:target-frame-name="_blank" xlink:show="new" text:style-name="Internet_20_link" text:visited-style-name="Visited_20_Internet_20_Link">https://github.com/splunk/botsv3</text:a> (Accessed: 12 December 2025).</text:p>
        </text:list-item>
      </text:list>
      <text:list text:style-name="L5">
        <text:list-item>
          <text:p text:style-name="P10">Vielberth, M., Böhm, F., Fichtinger, I. and Pernul, G. (2020) 'Security Operations Center: A Systematic Study and Future Directions', <text:span text:style-name="T1">IEEE Access</text:span>, 8, pp. 227756-227779.</text:p>
        </text:list-item>
      </text:list>
      <text:p text:style-name="P1">2</text:p>
      <text:p text:style-name="P2"/>
      <text:list text:style-name="L6">
        <text:list-item>
          <text:p text:style-name="P11">Cichonski, P. et al. (2012) <text:span text:style-name="T1">Computer Security Incident Handling Guide</text:span>, NIST SP 800-61 Rev 2.</text:p>
        </text:list-item>
        <text:list-item>
          <text:p text:style-name="P11">Cloud Security Alliance (2021) <text:span text:style-name="T1">Top Threats to Cloud Computing</text:span>.</text:p>
        </text:list-item>
        <text:list-item>
          <text:p text:style-name="P11">SANS Institute (2023) <text:span text:style-name="T1">SOC Analyst Skills Survey</text:span>.</text:p>
        </text:list-item>
        <text:list-item>
          <text:p text:style-name="P11">Shackleford, D. (2016) <text:span text:style-name="T1">SANS Cloud Security Survey</text:span>.</text:p>
        </text:list-item>
        <text:list-item>
          <text:p text:style-name="P11">Splunk (2020) <text:span text:style-name="T1">Boss of the SOC (BOTSv3) Dataset</text:span>.</text:p>
        </text:list-item>
        <text:list-item>
          <text:p text:style-name="P11">Vielberth, M. et al. (2020) 'Security Operations Center: A Systematic Study', <text:span text:style-name="T1">IEEE Access</text:span>, 8.</text:p>
        </text:list-item>
      </text:list>
      <text:p text:style-name="P12">3 <text:line-break/><text:span text:style-name="T2">ISACA (2019) COBIT 2019 Framework: Governance and Management Objectives. Schaumburg, IL: ISACA.</text:span></text:p>
      <text:p text:style-name="P13"/>
      <text:p text:style-name="P13"><text:span text:style-name="T3">Vielberth, M., Böhm, F., Fichtinger, I. and Pernul, G. (2020) 'Security Operations Center: A Systematic Literature Review', IEEE Access, 8, pp. 227756-227779.</text:span></text:p>
      <text:p text:style-name="P4">4.1</text:p>
      <text:p text:style-name="P14">Atkinson, J. (2019) Introducing the Funnel of Fidelity. Available at: https://posts.specterops.io/introducing-the-funnel-of-fidelity-b1bb59b04036 (Accessed: 5 January 2026).</text:p>
      <text:p text:style-name="P14">Lee, R.M. and Bianco, D. (2016) Generating Hypotheses for Successful Threat Hunting. Bethesda: SANS Institute.</text:p>
      <text:p text:style-name="P5">References</text:p>
      <text:p text:style-name="P5">AWS (2024) Remediating a potentially compromised S3 bucket. Available at: https://docs.aws.amazon.com/guardduty/latest/ug/compromised-s3.html (Accessed: 3 January 2026).</text:p>
      <text:p text:style-name="P5"><text:soft-page-break/></text:p>
      <text:p text:style-name="P5">CISA (2020) Insider Threat Mitigation Guide. Available at: https://www.cisa.gov/sites/default/files/2022-11/Insider%20Threat%20Mitigation%20Guide_Final_508.pdf (Accessed: 3 January 2026).</text:p>
      <text:p text:style-name="P5"/>
      <text:p text:style-name="P5">NIST (2020) SP 800-153: Guidelines for Securing Wireless Local Area Networks (802.1X and NAC). Gaithersburg: National Institute of Standards and Technology.</text:p>
      <text:p text:style-name="P5"/>
      <text:p text:style-name="P5">NIST (2025) NIST Incident Response Guide: Lifecycle, Best Practices &amp; Recovery. Available at: https://auditboard.com/blog/nist-incident-response (Accessed: 3 January 2026).</text:p>
      <text:p text:style-name="P5"/>
      <text:p text:style-name="P5">SentinelOne (2025) Amazon S3 Bucket Security - A Comprehensive Guide 101. Available at: https://www.sentinelone.com/cybersecurity-101/cybersecurity/s3-bucket-security/ (Accessed: 3 January 2026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3:49:28.263256053</meta:creation-date>
    <dc:date>2026-01-05T23:07:33.826945556</dc:date>
    <meta:editing-duration>PT47M15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2" meta:paragraph-count="25" meta:word-count="326" meta:character-count="2580" meta:non-whitespace-character-count="2287"/>
  </office:meta>
</office:document-meta>
</file>